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stroke-dash="Fine_20_Dashed" draw:fill="none" draw:textarea-vertical-align="middle"/>
    </style:style>
    <style:style style:name="gr4" style:family="graphic" style:parent-style-name="standard">
      <style:graphic-properties draw:stroke-dash="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0.8cm" svg:height="0.7cm" svg:x="3.4cm" svg:y="2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cm" svg:y1="23.634cm" svg:x2="3.5cm" svg:y2="23.034cm">
          <text:p/>
        </draw:line>
        <draw:line draw:style-name="gr2" draw:text-style-name="P1" draw:layer="layout" svg:x1="3.2cm" svg:y1="23.634cm" svg:x2="3.8cm" svg:y2="23.634cm">
          <text:p/>
        </draw:line>
        <draw:line draw:style-name="gr2" draw:text-style-name="P1" draw:layer="layout" svg:x1="3.2cm" svg:y1="23.634cm" svg:x2="3.5cm" svg:y2="23.034cm">
          <text:p/>
        </draw:line>
        <draw:line draw:style-name="gr2" draw:text-style-name="P1" draw:layer="layout" svg:x1="3.2cm" svg:y1="23.634cm" svg:x2="3.8cm" svg:y2="23.634cm">
          <text:p/>
        </draw:line>
        <draw:line draw:style-name="gr2" draw:text-style-name="P1" draw:layer="layout" svg:x1="4.4cm" svg:y1="23.634cm" svg:x2="4.1cm" svg:y2="23.034cm">
          <text:p/>
        </draw:line>
        <draw:line draw:style-name="gr2" draw:text-style-name="P1" draw:layer="layout" svg:x1="4.4cm" svg:y1="23.634cm" svg:x2="3.8cm" svg:y2="23.634cm">
          <text:p/>
        </draw:line>
        <draw:line draw:style-name="gr2" draw:text-style-name="P1" draw:layer="layout" svg:x1="9.3cm" svg:y1="8.4cm" svg:x2="9.6cm" svg:y2="7.8cm">
          <text:p/>
        </draw:line>
        <draw:line draw:style-name="gr2" draw:text-style-name="P1" draw:layer="layout" svg:x1="9.3cm" svg:y1="8.4cm" svg:x2="9.9cm" svg:y2="8.4cm">
          <text:p/>
        </draw:line>
        <draw:line draw:style-name="gr2" draw:text-style-name="P1" draw:layer="layout" svg:x1="9.3cm" svg:y1="8.4cm" svg:x2="9.6cm" svg:y2="7.8cm">
          <text:p/>
        </draw:line>
        <draw:line draw:style-name="gr2" draw:text-style-name="P1" draw:layer="layout" svg:x1="9.3cm" svg:y1="8.4cm" svg:x2="9.9cm" svg:y2="8.4cm">
          <text:p/>
        </draw:line>
        <draw:line draw:style-name="gr2" draw:text-style-name="P1" draw:layer="layout" svg:x1="10.5cm" svg:y1="8.4cm" svg:x2="10.2cm" svg:y2="7.8cm">
          <text:p/>
        </draw:line>
        <draw:line draw:style-name="gr2" draw:text-style-name="P1" draw:layer="layout" svg:x1="10.5cm" svg:y1="8.4cm" svg:x2="9.9cm" svg:y2="8.4cm">
          <text:p/>
        </draw:line>
        <draw:custom-shape draw:style-name="gr1" draw:text-style-name="P1" draw:layer="layout" svg:width="0.8cm" svg:height="0.7cm" svg:x="6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cm" svg:y1="8.4cm" svg:x2="6.4cm" svg:y2="7.8cm">
          <text:p/>
        </draw:line>
        <draw:line draw:style-name="gr2" draw:text-style-name="P1" draw:layer="layout" svg:x1="6.1cm" svg:y1="8.4cm" svg:x2="6.7cm" svg:y2="8.4cm">
          <text:p/>
        </draw:line>
        <draw:line draw:style-name="gr2" draw:text-style-name="P1" draw:layer="layout" svg:x1="6.1cm" svg:y1="8.4cm" svg:x2="6.4cm" svg:y2="7.8cm">
          <text:p/>
        </draw:line>
        <draw:line draw:style-name="gr2" draw:text-style-name="P1" draw:layer="layout" svg:x1="6.1cm" svg:y1="8.4cm" svg:x2="6.7cm" svg:y2="8.4cm">
          <text:p/>
        </draw:line>
        <draw:line draw:style-name="gr2" draw:text-style-name="P1" draw:layer="layout" svg:x1="7.3cm" svg:y1="8.4cm" svg:x2="7cm" svg:y2="7.8cm">
          <text:p/>
        </draw:line>
        <draw:line draw:style-name="gr2" draw:text-style-name="P1" draw:layer="layout" svg:x1="7.3cm" svg:y1="8.4cm" svg:x2="6.7cm" svg:y2="8.4cm">
          <text:p/>
        </draw:line>
        <draw:line draw:style-name="gr2" draw:text-style-name="P1" draw:layer="layout" svg:x1="5.2cm" svg:y1="8.5cm" svg:x2="11.3cm" svg:y2="8.5cm">
          <text:p/>
        </draw:line>
        <draw:custom-shape draw:style-name="gr1" draw:text-style-name="P1" draw:layer="layout" svg:width="0.8cm" svg:height="0.7cm" svg:x="3cm" svg:y="1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55cm" svg:y1="21.533cm" svg:x2="5.146cm" svg:y2="23.606cm">
          <text:p/>
        </draw:line>
        <draw:custom-shape draw:style-name="gr1" draw:text-style-name="P1" draw:layer="layout" svg:width="0.8cm" svg:height="0.7cm" draw:transform="rotate (-0.527787565803085) translate (5.347cm 23.2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7.046cm" svg:y1="21.935cm" svg:x2="5.837cm" svg:y2="24.008cm">
          <text:p/>
        </draw:line>
        <draw:line draw:style-name="gr2" draw:text-style-name="P1" draw:layer="layout" svg:x1="6.354cm" svg:y1="21.532cm" svg:x2="7.563cm" svg:y2="19.459cm">
          <text:p/>
        </draw:line>
        <draw:custom-shape draw:style-name="gr1" draw:text-style-name="P1" draw:layer="layout" svg:width="0.8cm" svg:height="0.7cm" draw:transform="rotate (0.527787565803085) translate (7.362cm 19.6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7.046cm" svg:y1="21.935cm" svg:x2="8.255cm" svg:y2="19.862cm">
          <text:p/>
        </draw:line>
        <draw:line draw:style-name="gr2" draw:text-style-name="P1" draw:layer="layout" svg:x1="10.749cm" svg:y1="5.333cm" svg:x2="9.54cm" svg:y2="7.406cm">
          <text:p/>
        </draw:line>
        <draw:custom-shape draw:style-name="gr1" draw:text-style-name="P1" draw:layer="layout" svg:width="0.8cm" svg:height="0.7cm" draw:transform="rotate (-0.527787565803085) translate (9.741cm 7.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1.44cm" svg:y1="5.735cm" svg:x2="10.231cm" svg:y2="7.808cm">
          <text:p/>
        </draw:line>
        <draw:line draw:style-name="gr2" draw:text-style-name="P1" draw:layer="layout" svg:x1="10.748cm" svg:y1="5.332cm" svg:x2="11.957cm" svg:y2="3.259cm">
          <text:p/>
        </draw:line>
        <draw:custom-shape draw:style-name="gr1" draw:text-style-name="P1" draw:layer="layout" svg:width="0.8cm" svg:height="0.7cm" draw:transform="rotate (0.527787565803085) translate (11.756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1.44cm" svg:y1="5.735cm" svg:x2="12.649cm" svg:y2="3.662cm">
          <text:p/>
        </draw:line>
        <draw:line draw:style-name="gr2" draw:text-style-name="P1" draw:layer="layout" svg:x1="7.549cm" svg:y1="5.333cm" svg:x2="6.34cm" svg:y2="7.406cm">
          <text:p/>
        </draw:line>
        <draw:line draw:style-name="gr2" draw:text-style-name="P1" draw:layer="layout" svg:x1="8.24cm" svg:y1="5.735cm" svg:x2="7.031cm" svg:y2="7.808cm">
          <text:p/>
        </draw:line>
        <draw:line draw:style-name="gr2" draw:text-style-name="P1" draw:layer="layout" svg:x1="7.548cm" svg:y1="5.332cm" svg:x2="8.757cm" svg:y2="3.259cm">
          <text:p/>
        </draw:line>
        <draw:custom-shape draw:style-name="gr1" draw:text-style-name="P1" draw:layer="layout" svg:width="0.8cm" svg:height="0.7cm" draw:transform="rotate (0.527787565803085) translate (8.556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8.24cm" svg:y1="5.735cm" svg:x2="9.449cm" svg:y2="3.662cm">
          <text:p/>
        </draw:line>
        <draw:polyline draw:style-name="gr2" draw:text-style-name="P1" draw:layer="layout" svg:width="4.176cm" svg:height="0.841cm" draw:transform="rotate (1.75615029335669) translate (9.48341220777449cm 7.67811280558981cm)" svg:viewBox="0 0 4177 842" draw:points="0,424 1628,424 1702,31 1867,774 1996,86 2162,829 2310,43 2476,786 2623,0 2770,842 2844,448 4177,393">
          <text:p/>
        </draw:polyline>
        <draw:line draw:style-name="gr2" draw:text-style-name="P1" draw:layer="layout" svg:x1="12.3cm" svg:y1="3.88cm" svg:x2="7.6cm" svg:y2="3.88cm">
          <text:p/>
        </draw:line>
        <draw:line draw:style-name="gr2" draw:text-style-name="P1" draw:layer="layout" svg:x1="12.3cm" svg:y1="3.14cm" svg:x2="7.6cm" svg:y2="3.14cm">
          <text:p/>
        </draw:line>
        <draw:custom-shape draw:style-name="gr1" draw:text-style-name="P1" draw:layer="layout" svg:width="0.4cm" svg:height="1.5cm" svg:x="7.2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301cm" svg:y1="8.4cm" svg:x2="9.601cm" svg:y2="7.8cm">
          <text:p/>
        </draw:line>
        <draw:line draw:style-name="gr2" draw:text-style-name="P1" draw:layer="layout" svg:x1="9.301cm" svg:y1="8.4cm" svg:x2="9.901cm" svg:y2="8.4cm">
          <text:p/>
        </draw:line>
        <draw:line draw:style-name="gr2" draw:text-style-name="P1" draw:layer="layout" svg:x1="9.301cm" svg:y1="8.4cm" svg:x2="9.601cm" svg:y2="7.8cm">
          <text:p/>
        </draw:line>
        <draw:line draw:style-name="gr2" draw:text-style-name="P1" draw:layer="layout" svg:x1="9.301cm" svg:y1="8.4cm" svg:x2="9.901cm" svg:y2="8.4cm">
          <text:p/>
        </draw:line>
        <draw:line draw:style-name="gr2" draw:text-style-name="P1" draw:layer="layout" svg:x1="10.501cm" svg:y1="8.4cm" svg:x2="10.201cm" svg:y2="7.8cm">
          <text:p/>
        </draw:line>
        <draw:line draw:style-name="gr2" draw:text-style-name="P1" draw:layer="layout" svg:x1="10.501cm" svg:y1="8.4cm" svg:x2="9.901cm" svg:y2="8.4cm">
          <text:p/>
        </draw:line>
        <draw:custom-shape draw:style-name="gr1" draw:text-style-name="P1" draw:layer="layout" svg:width="0.8cm" svg:height="0.7cm" svg:x="6.3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01cm" svg:y1="8.4cm" svg:x2="6.401cm" svg:y2="7.8cm">
          <text:p/>
        </draw:line>
        <draw:line draw:style-name="gr2" draw:text-style-name="P1" draw:layer="layout" svg:x1="6.101cm" svg:y1="8.4cm" svg:x2="6.701cm" svg:y2="8.4cm">
          <text:p/>
        </draw:line>
        <draw:line draw:style-name="gr2" draw:text-style-name="P1" draw:layer="layout" svg:x1="6.101cm" svg:y1="8.4cm" svg:x2="6.401cm" svg:y2="7.8cm">
          <text:p/>
        </draw:line>
        <draw:line draw:style-name="gr2" draw:text-style-name="P1" draw:layer="layout" svg:x1="6.101cm" svg:y1="8.4cm" svg:x2="6.701cm" svg:y2="8.4cm">
          <text:p/>
        </draw:line>
        <draw:line draw:style-name="gr2" draw:text-style-name="P1" draw:layer="layout" svg:x1="7.301cm" svg:y1="8.4cm" svg:x2="7.001cm" svg:y2="7.8cm">
          <text:p/>
        </draw:line>
        <draw:line draw:style-name="gr2" draw:text-style-name="P1" draw:layer="layout" svg:x1="7.301cm" svg:y1="8.4cm" svg:x2="6.701cm" svg:y2="8.4cm">
          <text:p/>
        </draw:line>
        <draw:line draw:style-name="gr2" draw:text-style-name="P1" draw:layer="layout" svg:x1="10.75cm" svg:y1="5.333cm" svg:x2="9.541cm" svg:y2="7.406cm">
          <text:p/>
        </draw:line>
        <draw:custom-shape draw:style-name="gr1" draw:text-style-name="P1" draw:layer="layout" svg:width="0.8cm" svg:height="0.7cm" draw:transform="rotate (-0.527787565803085) translate (9.742cm 7.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1.441cm" svg:y1="5.735cm" svg:x2="10.232cm" svg:y2="7.808cm">
          <text:p/>
        </draw:line>
        <draw:line draw:style-name="gr2" draw:text-style-name="P1" draw:layer="layout" svg:x1="10.749cm" svg:y1="5.332cm" svg:x2="11.958cm" svg:y2="3.259cm">
          <text:p/>
        </draw:line>
        <draw:custom-shape draw:style-name="gr1" draw:text-style-name="P1" draw:layer="layout" svg:width="0.8cm" svg:height="0.7cm" draw:transform="rotate (0.527787565803085) translate (11.757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1.441cm" svg:y1="5.735cm" svg:x2="12.65cm" svg:y2="3.662cm">
          <text:p/>
        </draw:line>
        <draw:line draw:style-name="gr2" draw:text-style-name="P1" draw:layer="layout" svg:x1="7.55cm" svg:y1="5.333cm" svg:x2="6.341cm" svg:y2="7.406cm">
          <text:p/>
        </draw:line>
        <draw:line draw:style-name="gr2" draw:text-style-name="P1" draw:layer="layout" svg:x1="8.241cm" svg:y1="5.735cm" svg:x2="7.032cm" svg:y2="7.808cm">
          <text:p/>
        </draw:line>
        <draw:line draw:style-name="gr2" draw:text-style-name="P1" draw:layer="layout" svg:x1="7.549cm" svg:y1="5.332cm" svg:x2="8.758cm" svg:y2="3.259cm">
          <text:p/>
        </draw:line>
        <draw:custom-shape draw:style-name="gr1" draw:text-style-name="P1" draw:layer="layout" svg:width="0.8cm" svg:height="0.7cm" draw:transform="rotate (0.527787565803085) translate (8.557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8.241cm" svg:y1="5.735cm" svg:x2="9.45cm" svg:y2="3.662cm">
          <text:p/>
        </draw:line>
        <draw:polyline draw:style-name="gr2" draw:text-style-name="P1" draw:layer="layout" svg:width="4.176cm" svg:height="0.841cm" draw:transform="rotate (1.75615029335669) translate (9.48441220777449cm 7.67811280558981cm)" svg:viewBox="0 0 4177 842" draw:points="0,424 1628,424 1702,31 1867,774 1996,86 2162,829 2310,43 2476,786 2623,0 2770,842 2844,448 4177,393">
          <text:p/>
        </draw:polyline>
        <draw:line draw:style-name="gr2" draw:text-style-name="P1" draw:layer="layout" svg:x1="12.301cm" svg:y1="3.88cm" svg:x2="7.601cm" svg:y2="3.88cm">
          <text:p/>
        </draw:line>
        <draw:line draw:style-name="gr2" draw:text-style-name="P1" draw:layer="layout" svg:x1="12.301cm" svg:y1="3.14cm" svg:x2="7.601cm" svg:y2="3.14cm">
          <text:p/>
        </draw:line>
        <draw:custom-shape draw:style-name="gr1" draw:text-style-name="P1" draw:layer="layout" svg:width="0.4cm" svg:height="1.5cm" svg:x="7.201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8cm" svg:y1="1.8cm" svg:x2="1.8cm" svg:y2="17.3cm">
          <text:p/>
        </draw:line>
        <draw:line draw:style-name="gr2" draw:text-style-name="P1" draw:layer="layout" svg:x1="9.301cm" svg:y1="8.4cm" svg:x2="9.601cm" svg:y2="7.8cm">
          <text:p/>
        </draw:line>
        <draw:line draw:style-name="gr2" draw:text-style-name="P1" draw:layer="layout" svg:x1="9.301cm" svg:y1="8.4cm" svg:x2="9.901cm" svg:y2="8.4cm">
          <text:p/>
        </draw:line>
        <draw:line draw:style-name="gr2" draw:text-style-name="P1" draw:layer="layout" svg:x1="9.301cm" svg:y1="8.4cm" svg:x2="9.601cm" svg:y2="7.8cm">
          <text:p/>
        </draw:line>
        <draw:line draw:style-name="gr2" draw:text-style-name="P1" draw:layer="layout" svg:x1="9.301cm" svg:y1="8.4cm" svg:x2="9.901cm" svg:y2="8.4cm">
          <text:p/>
        </draw:line>
        <draw:line draw:style-name="gr2" draw:text-style-name="P1" draw:layer="layout" svg:x1="10.501cm" svg:y1="8.4cm" svg:x2="10.201cm" svg:y2="7.8cm">
          <text:p/>
        </draw:line>
        <draw:line draw:style-name="gr2" draw:text-style-name="P1" draw:layer="layout" svg:x1="10.501cm" svg:y1="8.4cm" svg:x2="9.901cm" svg:y2="8.4cm">
          <text:p/>
        </draw:line>
        <draw:custom-shape draw:style-name="gr1" draw:text-style-name="P1" draw:layer="layout" svg:width="0.8cm" svg:height="0.7cm" svg:x="6.3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01cm" svg:y1="8.4cm" svg:x2="6.401cm" svg:y2="7.8cm">
          <text:p/>
        </draw:line>
        <draw:line draw:style-name="gr2" draw:text-style-name="P1" draw:layer="layout" svg:x1="6.101cm" svg:y1="8.4cm" svg:x2="6.701cm" svg:y2="8.4cm">
          <text:p/>
        </draw:line>
        <draw:line draw:style-name="gr2" draw:text-style-name="P1" draw:layer="layout" svg:x1="6.101cm" svg:y1="8.4cm" svg:x2="6.401cm" svg:y2="7.8cm">
          <text:p/>
        </draw:line>
        <draw:line draw:style-name="gr2" draw:text-style-name="P1" draw:layer="layout" svg:x1="6.101cm" svg:y1="8.4cm" svg:x2="6.701cm" svg:y2="8.4cm">
          <text:p/>
        </draw:line>
        <draw:line draw:style-name="gr2" draw:text-style-name="P1" draw:layer="layout" svg:x1="7.301cm" svg:y1="8.4cm" svg:x2="7.001cm" svg:y2="7.8cm">
          <text:p/>
        </draw:line>
        <draw:line draw:style-name="gr2" draw:text-style-name="P1" draw:layer="layout" svg:x1="7.301cm" svg:y1="8.4cm" svg:x2="6.701cm" svg:y2="8.4cm">
          <text:p/>
        </draw:line>
        <draw:line draw:style-name="gr2" draw:text-style-name="P1" draw:layer="layout" svg:x1="10.75cm" svg:y1="5.333cm" svg:x2="9.541cm" svg:y2="7.406cm">
          <text:p/>
        </draw:line>
        <draw:custom-shape draw:style-name="gr1" draw:text-style-name="P1" draw:layer="layout" svg:width="0.8cm" svg:height="0.7cm" draw:transform="rotate (-0.527787565803085) translate (9.742cm 7.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1.441cm" svg:y1="5.735cm" svg:x2="10.232cm" svg:y2="7.808cm">
          <text:p/>
        </draw:line>
        <draw:line draw:style-name="gr2" draw:text-style-name="P1" draw:layer="layout" svg:x1="10.749cm" svg:y1="5.332cm" svg:x2="11.958cm" svg:y2="3.259cm">
          <text:p/>
        </draw:line>
        <draw:custom-shape draw:style-name="gr1" draw:text-style-name="P1" draw:layer="layout" svg:width="0.8cm" svg:height="0.7cm" draw:transform="rotate (0.527787565803085) translate (11.757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1.441cm" svg:y1="5.735cm" svg:x2="12.65cm" svg:y2="3.662cm">
          <text:p/>
        </draw:line>
        <draw:line draw:style-name="gr2" draw:text-style-name="P1" draw:layer="layout" svg:x1="7.55cm" svg:y1="5.333cm" svg:x2="6.341cm" svg:y2="7.406cm">
          <text:p/>
        </draw:line>
        <draw:line draw:style-name="gr2" draw:text-style-name="P1" draw:layer="layout" svg:x1="8.241cm" svg:y1="5.735cm" svg:x2="7.032cm" svg:y2="7.808cm">
          <text:p/>
        </draw:line>
        <draw:line draw:style-name="gr2" draw:text-style-name="P1" draw:layer="layout" svg:x1="7.549cm" svg:y1="5.332cm" svg:x2="8.758cm" svg:y2="3.259cm">
          <text:p/>
        </draw:line>
        <draw:custom-shape draw:style-name="gr1" draw:text-style-name="P1" draw:layer="layout" svg:width="0.8cm" svg:height="0.7cm" draw:transform="rotate (0.527787565803085) translate (8.557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8.241cm" svg:y1="5.735cm" svg:x2="9.45cm" svg:y2="3.662cm">
          <text:p/>
        </draw:line>
        <draw:polyline draw:style-name="gr2" draw:text-style-name="P1" draw:layer="layout" svg:width="4.176cm" svg:height="0.841cm" draw:transform="rotate (1.75615029335669) translate (9.48441220777449cm 7.67811280558981cm)" svg:viewBox="0 0 4177 842" draw:points="0,424 1628,424 1702,31 1867,774 1996,86 2162,829 2310,43 2476,786 2623,0 2770,842 2844,448 4177,393">
          <text:p/>
        </draw:polyline>
        <draw:line draw:style-name="gr2" draw:text-style-name="P1" draw:layer="layout" svg:x1="12.301cm" svg:y1="3.88cm" svg:x2="7.601cm" svg:y2="3.88cm">
          <text:p/>
        </draw:line>
        <draw:line draw:style-name="gr2" draw:text-style-name="P1" draw:layer="layout" svg:x1="12.301cm" svg:y1="3.14cm" svg:x2="7.601cm" svg:y2="3.14cm">
          <text:p/>
        </draw:line>
        <draw:custom-shape draw:style-name="gr1" draw:text-style-name="P1" draw:layer="layout" svg:width="0.4cm" svg:height="1.5cm" svg:x="7.201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302cm" svg:y1="8.4cm" svg:x2="9.602cm" svg:y2="7.8cm">
          <text:p/>
        </draw:line>
        <draw:line draw:style-name="gr2" draw:text-style-name="P1" draw:layer="layout" svg:x1="9.302cm" svg:y1="8.4cm" svg:x2="9.902cm" svg:y2="8.4cm">
          <text:p/>
        </draw:line>
        <draw:line draw:style-name="gr2" draw:text-style-name="P1" draw:layer="layout" svg:x1="9.302cm" svg:y1="8.4cm" svg:x2="9.602cm" svg:y2="7.8cm">
          <text:p/>
        </draw:line>
        <draw:line draw:style-name="gr2" draw:text-style-name="P1" draw:layer="layout" svg:x1="9.302cm" svg:y1="8.4cm" svg:x2="9.902cm" svg:y2="8.4cm">
          <text:p/>
        </draw:line>
        <draw:line draw:style-name="gr2" draw:text-style-name="P1" draw:layer="layout" svg:x1="10.502cm" svg:y1="8.4cm" svg:x2="10.202cm" svg:y2="7.8cm">
          <text:p/>
        </draw:line>
        <draw:line draw:style-name="gr2" draw:text-style-name="P1" draw:layer="layout" svg:x1="10.502cm" svg:y1="8.4cm" svg:x2="9.902cm" svg:y2="8.4cm">
          <text:p/>
        </draw:line>
        <draw:custom-shape draw:style-name="gr1" draw:text-style-name="P1" draw:layer="layout" svg:width="0.8cm" svg:height="0.7cm" svg:x="6.30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02cm" svg:y1="8.4cm" svg:x2="6.402cm" svg:y2="7.8cm">
          <text:p/>
        </draw:line>
        <draw:line draw:style-name="gr2" draw:text-style-name="P1" draw:layer="layout" svg:x1="6.102cm" svg:y1="8.4cm" svg:x2="6.702cm" svg:y2="8.4cm">
          <text:p/>
        </draw:line>
        <draw:line draw:style-name="gr2" draw:text-style-name="P1" draw:layer="layout" svg:x1="6.102cm" svg:y1="8.4cm" svg:x2="6.402cm" svg:y2="7.8cm">
          <text:p/>
        </draw:line>
        <draw:line draw:style-name="gr2" draw:text-style-name="P1" draw:layer="layout" svg:x1="6.102cm" svg:y1="8.4cm" svg:x2="6.702cm" svg:y2="8.4cm">
          <text:p/>
        </draw:line>
        <draw:line draw:style-name="gr2" draw:text-style-name="P1" draw:layer="layout" svg:x1="7.302cm" svg:y1="8.4cm" svg:x2="7.002cm" svg:y2="7.8cm">
          <text:p/>
        </draw:line>
        <draw:line draw:style-name="gr2" draw:text-style-name="P1" draw:layer="layout" svg:x1="7.302cm" svg:y1="8.4cm" svg:x2="6.702cm" svg:y2="8.4cm">
          <text:p/>
        </draw:line>
        <draw:line draw:style-name="gr2" draw:text-style-name="P1" draw:layer="layout" svg:x1="10.751cm" svg:y1="5.333cm" svg:x2="9.542cm" svg:y2="7.406cm">
          <text:p/>
        </draw:line>
        <draw:custom-shape draw:style-name="gr1" draw:text-style-name="P1" draw:layer="layout" svg:width="0.8cm" svg:height="0.7cm" draw:transform="rotate (-0.527787565803085) translate (9.743cm 7.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1.442cm" svg:y1="5.735cm" svg:x2="10.233cm" svg:y2="7.808cm">
          <text:p/>
        </draw:line>
        <draw:line draw:style-name="gr2" draw:text-style-name="P1" draw:layer="layout" svg:x1="10.75cm" svg:y1="5.332cm" svg:x2="11.959cm" svg:y2="3.259cm">
          <text:p/>
        </draw:line>
        <draw:custom-shape draw:style-name="gr1" draw:text-style-name="P1" draw:layer="layout" svg:width="0.8cm" svg:height="0.7cm" draw:transform="rotate (0.527787565803085) translate (11.758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1.442cm" svg:y1="5.735cm" svg:x2="12.651cm" svg:y2="3.662cm">
          <text:p/>
        </draw:line>
        <draw:line draw:style-name="gr2" draw:text-style-name="P1" draw:layer="layout" svg:x1="7.551cm" svg:y1="5.333cm" svg:x2="6.342cm" svg:y2="7.406cm">
          <text:p/>
        </draw:line>
        <draw:line draw:style-name="gr2" draw:text-style-name="P1" draw:layer="layout" svg:x1="8.242cm" svg:y1="5.735cm" svg:x2="7.033cm" svg:y2="7.808cm">
          <text:p/>
        </draw:line>
        <draw:line draw:style-name="gr2" draw:text-style-name="P1" draw:layer="layout" svg:x1="7.55cm" svg:y1="5.332cm" svg:x2="8.759cm" svg:y2="3.259cm">
          <text:p/>
        </draw:line>
        <draw:custom-shape draw:style-name="gr1" draw:text-style-name="P1" draw:layer="layout" svg:width="0.8cm" svg:height="0.7cm" draw:transform="rotate (0.527787565803085) translate (8.558cm 3.403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8.242cm" svg:y1="5.735cm" svg:x2="9.451cm" svg:y2="3.662cm">
          <text:p/>
        </draw:line>
        <draw:polyline draw:style-name="gr2" draw:text-style-name="P1" draw:layer="layout" svg:width="4.176cm" svg:height="0.841cm" draw:transform="rotate (1.75615029335669) translate (9.48541220777449cm 7.67811280558981cm)" svg:viewBox="0 0 4177 842" draw:points="0,424 1628,424 1702,31 1867,774 1996,86 2162,829 2310,43 2476,786 2623,0 2770,842 2844,448 4177,393">
          <text:p/>
        </draw:polyline>
        <draw:line draw:style-name="gr2" draw:text-style-name="P1" draw:layer="layout" svg:x1="12.302cm" svg:y1="3.88cm" svg:x2="7.602cm" svg:y2="3.88cm">
          <text:p/>
        </draw:line>
        <draw:line draw:style-name="gr2" draw:text-style-name="P1" draw:layer="layout" svg:x1="12.302cm" svg:y1="3.14cm" svg:x2="7.602cm" svg:y2="3.14cm">
          <text:p/>
        </draw:line>
        <draw:custom-shape draw:style-name="gr1" draw:text-style-name="P1" draw:layer="layout" svg:width="0.4cm" svg:height="1.5cm" svg:x="7.202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98cm" svg:y1="15.7cm" svg:x2="9.598cm" svg:y2="15.1cm">
          <text:p/>
        </draw:line>
        <draw:line draw:style-name="gr2" draw:text-style-name="P1" draw:layer="layout" svg:x1="9.298cm" svg:y1="15.7cm" svg:x2="9.898cm" svg:y2="15.7cm">
          <text:p/>
        </draw:line>
        <draw:line draw:style-name="gr2" draw:text-style-name="P1" draw:layer="layout" svg:x1="9.298cm" svg:y1="15.7cm" svg:x2="9.598cm" svg:y2="15.1cm">
          <text:p/>
        </draw:line>
        <draw:line draw:style-name="gr2" draw:text-style-name="P1" draw:layer="layout" svg:x1="9.298cm" svg:y1="15.7cm" svg:x2="9.898cm" svg:y2="15.7cm">
          <text:p/>
        </draw:line>
        <draw:line draw:style-name="gr2" draw:text-style-name="P1" draw:layer="layout" svg:x1="10.498cm" svg:y1="15.7cm" svg:x2="10.198cm" svg:y2="15.1cm">
          <text:p/>
        </draw:line>
        <draw:line draw:style-name="gr2" draw:text-style-name="P1" draw:layer="layout" svg:x1="10.498cm" svg:y1="15.7cm" svg:x2="9.898cm" svg:y2="15.7cm">
          <text:p/>
        </draw:line>
        <draw:line draw:style-name="gr2" draw:text-style-name="P1" draw:layer="layout" svg:x1="6.098cm" svg:y1="15.7cm" svg:x2="6.398cm" svg:y2="15.1cm">
          <text:p/>
        </draw:line>
        <draw:line draw:style-name="gr2" draw:text-style-name="P1" draw:layer="layout" svg:x1="6.098cm" svg:y1="15.7cm" svg:x2="6.698cm" svg:y2="15.7cm">
          <text:p/>
        </draw:line>
        <draw:line draw:style-name="gr2" draw:text-style-name="P1" draw:layer="layout" svg:x1="6.098cm" svg:y1="15.7cm" svg:x2="6.398cm" svg:y2="15.1cm">
          <text:p/>
        </draw:line>
        <draw:line draw:style-name="gr2" draw:text-style-name="P1" draw:layer="layout" svg:x1="6.098cm" svg:y1="15.7cm" svg:x2="6.698cm" svg:y2="15.7cm">
          <text:p/>
        </draw:line>
        <draw:line draw:style-name="gr2" draw:text-style-name="P1" draw:layer="layout" svg:x1="7.298cm" svg:y1="15.7cm" svg:x2="6.998cm" svg:y2="15.1cm">
          <text:p/>
        </draw:line>
        <draw:line draw:style-name="gr2" draw:text-style-name="P1" draw:layer="layout" svg:x1="7.298cm" svg:y1="15.7cm" svg:x2="6.698cm" svg:y2="15.7cm">
          <text:p/>
        </draw:line>
        <draw:line draw:style-name="gr2" draw:text-style-name="P1" draw:layer="layout" svg:x1="5.198cm" svg:y1="15.8cm" svg:x2="11.298cm" svg:y2="15.8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10.499cm" svg:y1="15.7cm" svg:x2="10.199cm" svg:y2="15.1cm">
          <text:p/>
        </draw:line>
        <draw:line draw:style-name="gr2" draw:text-style-name="P1" draw:layer="layout" svg:x1="10.499cm" svg:y1="15.7cm" svg:x2="9.8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7.299cm" svg:y1="15.7cm" svg:x2="6.999cm" svg:y2="15.1cm">
          <text:p/>
        </draw:line>
        <draw:line draw:style-name="gr2" draw:text-style-name="P1" draw:layer="layout" svg:x1="7.299cm" svg:y1="15.7cm" svg:x2="6.6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10.499cm" svg:y1="15.7cm" svg:x2="10.199cm" svg:y2="15.1cm">
          <text:p/>
        </draw:line>
        <draw:line draw:style-name="gr2" draw:text-style-name="P1" draw:layer="layout" svg:x1="10.499cm" svg:y1="15.7cm" svg:x2="9.8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7.299cm" svg:y1="15.7cm" svg:x2="6.999cm" svg:y2="15.1cm">
          <text:p/>
        </draw:line>
        <draw:line draw:style-name="gr2" draw:text-style-name="P1" draw:layer="layout" svg:x1="7.299cm" svg:y1="15.7cm" svg:x2="6.699cm" svg:y2="15.7cm">
          <text:p/>
        </draw:line>
        <draw:line draw:style-name="gr2" draw:text-style-name="P1" draw:layer="layout" svg:x1="9.3cm" svg:y1="15.7cm" svg:x2="9.6cm" svg:y2="15.1cm">
          <text:p/>
        </draw:line>
        <draw:line draw:style-name="gr2" draw:text-style-name="P1" draw:layer="layout" svg:x1="9.3cm" svg:y1="15.7cm" svg:x2="9.9cm" svg:y2="15.7cm">
          <text:p/>
        </draw:line>
        <draw:line draw:style-name="gr2" draw:text-style-name="P1" draw:layer="layout" svg:x1="9.3cm" svg:y1="15.7cm" svg:x2="9.6cm" svg:y2="15.1cm">
          <text:p/>
        </draw:line>
        <draw:line draw:style-name="gr2" draw:text-style-name="P1" draw:layer="layout" svg:x1="9.3cm" svg:y1="15.7cm" svg:x2="9.9cm" svg:y2="15.7cm">
          <text:p/>
        </draw:line>
        <draw:line draw:style-name="gr2" draw:text-style-name="P1" draw:layer="layout" svg:x1="10.5cm" svg:y1="15.7cm" svg:x2="10.2cm" svg:y2="15.1cm">
          <text:p/>
        </draw:line>
        <draw:line draw:style-name="gr2" draw:text-style-name="P1" draw:layer="layout" svg:x1="10.5cm" svg:y1="15.7cm" svg:x2="9.9cm" svg:y2="15.7cm">
          <text:p/>
        </draw:line>
        <draw:line draw:style-name="gr2" draw:text-style-name="P1" draw:layer="layout" svg:x1="6.1cm" svg:y1="15.7cm" svg:x2="6.4cm" svg:y2="15.1cm">
          <text:p/>
        </draw:line>
        <draw:line draw:style-name="gr2" draw:text-style-name="P1" draw:layer="layout" svg:x1="6.1cm" svg:y1="15.7cm" svg:x2="6.7cm" svg:y2="15.7cm">
          <text:p/>
        </draw:line>
        <draw:line draw:style-name="gr2" draw:text-style-name="P1" draw:layer="layout" svg:x1="6.1cm" svg:y1="15.7cm" svg:x2="6.4cm" svg:y2="15.1cm">
          <text:p/>
        </draw:line>
        <draw:line draw:style-name="gr2" draw:text-style-name="P1" draw:layer="layout" svg:x1="6.1cm" svg:y1="15.7cm" svg:x2="6.7cm" svg:y2="15.7cm">
          <text:p/>
        </draw:line>
        <draw:line draw:style-name="gr2" draw:text-style-name="P1" draw:layer="layout" svg:x1="7.3cm" svg:y1="15.7cm" svg:x2="7cm" svg:y2="15.1cm">
          <text:p/>
        </draw:line>
        <draw:line draw:style-name="gr2" draw:text-style-name="P1" draw:layer="layout" svg:x1="7.3cm" svg:y1="15.7cm" svg:x2="6.7cm" svg:y2="15.7cm">
          <text:p/>
        </draw:line>
        <draw:polyline draw:style-name="gr2" draw:text-style-name="P1" draw:layer="layout" svg:width="4.176cm" svg:height="0.841cm" draw:transform="rotate (1.75615029335669) translate (16.8834122077745cm 27.6121128055898cm)" svg:viewBox="0 0 4177 842" draw:points="0,424 1628,424 1702,31 1867,774 1996,86 2162,829 2310,43 2476,786 2623,0 2770,842 2844,448 4177,393">
          <text:p/>
        </draw:polyline>
        <draw:custom-shape draw:style-name="gr1" draw:text-style-name="P1" draw:layer="layout" svg:width="0.8cm" svg:height="0.7cm" draw:transform="rotate (0.527787565803085) translate (14.356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156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4.9cm" svg:y1="21.514cm" svg:x2="10.2cm" svg:y2="21.514cm">
          <text:p/>
        </draw:line>
        <draw:line draw:style-name="gr2" draw:text-style-name="P1" draw:layer="layout" svg:x1="14.9cm" svg:y1="20.774cm" svg:x2="10.2cm" svg:y2="20.774cm">
          <text:p/>
        </draw:line>
        <draw:custom-shape draw:style-name="gr1" draw:text-style-name="P1" draw:layer="layout" svg:width="0.4cm" svg:height="1.5cm" svg:x="9.8cm" svg:y="20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7cm" draw:transform="rotate (0.527787565803085) translate (14.357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157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4.901cm" svg:y1="21.514cm" svg:x2="10.201cm" svg:y2="21.514cm">
          <text:p/>
        </draw:line>
        <draw:line draw:style-name="gr2" draw:text-style-name="P1" draw:layer="layout" svg:x1="14.901cm" svg:y1="20.774cm" svg:x2="10.201cm" svg:y2="20.774cm">
          <text:p/>
        </draw:line>
        <draw:custom-shape draw:style-name="gr1" draw:text-style-name="P1" draw:layer="layout" svg:width="0.4cm" svg:height="1.5cm" svg:x="9.801cm" svg:y="20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7cm" draw:transform="rotate (0.527787565803085) translate (14.357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157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4.901cm" svg:y1="21.514cm" svg:x2="10.201cm" svg:y2="21.514cm">
          <text:p/>
        </draw:line>
        <draw:line draw:style-name="gr2" draw:text-style-name="P1" draw:layer="layout" svg:x1="14.901cm" svg:y1="20.774cm" svg:x2="10.201cm" svg:y2="20.774cm">
          <text:p/>
        </draw:line>
        <draw:custom-shape draw:style-name="gr1" draw:text-style-name="P1" draw:layer="layout" svg:width="0.4cm" svg:height="1.5cm" svg:x="9.801cm" svg:y="20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7cm" draw:transform="rotate (0.527787565803085) translate (14.358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158cm 21.03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4.902cm" svg:y1="21.514cm" svg:x2="10.202cm" svg:y2="21.514cm">
          <text:p/>
        </draw:line>
        <draw:line draw:style-name="gr2" draw:text-style-name="P1" draw:layer="layout" svg:x1="14.902cm" svg:y1="20.774cm" svg:x2="10.202cm" svg:y2="20.774cm">
          <text:p/>
        </draw:line>
        <draw:custom-shape draw:style-name="gr1" draw:text-style-name="P1" draw:layer="layout" svg:width="0.4cm" svg:height="1.5cm" svg:x="9.802cm" svg:y="20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19cm" svg:y1="26.04cm" svg:x2="13.459cm" svg:y2="28.288cm">
          <text:p/>
        </draw:line>
        <draw:custom-shape draw:style-name="gr1" draw:text-style-name="P1" draw:layer="layout" svg:width="0.8cm" svg:height="0.7cm" draw:transform="rotate (0.357792496658838) translate (13.32cm 27.913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3.369cm" svg:y1="25.76cm" svg:x2="14.209cm" svg:y2="28.008cm">
          <text:p/>
        </draw:line>
        <draw:line draw:style-name="gr2" draw:text-style-name="P1" draw:layer="layout" svg:x1="12.619cm" svg:y1="26.04cm" svg:x2="11.779cm" svg:y2="23.792cm">
          <text:p/>
        </draw:line>
        <draw:custom-shape draw:style-name="gr1" draw:text-style-name="P1" draw:layer="layout" svg:width="0.8cm" svg:height="0.7cm" draw:transform="rotate (-0.357792496658838) translate (11.919cm 23.231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3.368cm" svg:y1="25.76cm" svg:x2="12.528cm" svg:y2="23.512cm">
          <text:p/>
        </draw:line>
        <draw:line draw:style-name="gr2" draw:text-style-name="P1" draw:layer="layout" svg:x1="5.505cm" svg:y1="12.871cm" svg:x2="6.345cm" svg:y2="15.119cm">
          <text:p/>
        </draw:line>
        <draw:custom-shape draw:style-name="gr1" draw:text-style-name="P1" draw:layer="layout" svg:width="0.8cm" svg:height="0.7cm" draw:transform="rotate (0.357792496658838) translate (6.206cm 14.744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6.255cm" svg:y1="12.591cm" svg:x2="7.095cm" svg:y2="14.839cm">
          <text:p/>
        </draw:line>
        <draw:line draw:style-name="gr2" draw:text-style-name="P1" draw:layer="layout" svg:x1="5.505cm" svg:y1="12.871cm" svg:x2="4.665cm" svg:y2="10.623cm">
          <text:p/>
        </draw:line>
        <draw:custom-shape draw:style-name="gr1" draw:text-style-name="P1" draw:layer="layout" svg:width="0.8cm" svg:height="0.7cm" draw:transform="rotate (-0.357792496658838) translate (4.751cm 10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6.254cm" svg:y1="12.591cm" svg:x2="5.414cm" svg:y2="10.343cm">
          <text:p/>
        </draw:line>
        <draw:line draw:style-name="gr2" draw:text-style-name="P1" draw:layer="layout" svg:x1="8.745cm" svg:y1="12.809cm" svg:x2="9.585cm" svg:y2="15.057cm">
          <text:p/>
        </draw:line>
        <draw:custom-shape draw:style-name="gr1" draw:text-style-name="P1" draw:layer="layout" svg:width="0.8cm" svg:height="0.7cm" draw:transform="rotate (0.357792496658838) translate (9.446cm 14.682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9.495cm" svg:y1="12.529cm" svg:x2="10.335cm" svg:y2="14.777cm">
          <text:p/>
        </draw:line>
        <draw:line draw:style-name="gr2" draw:text-style-name="P1" draw:layer="layout" svg:x1="8.745cm" svg:y1="12.809cm" svg:x2="7.905cm" svg:y2="10.561cm">
          <text:p/>
        </draw:line>
        <draw:custom-shape draw:style-name="gr1" draw:text-style-name="P1" draw:layer="layout" svg:width="0.8cm" svg:height="0.7cm" draw:transform="rotate (-0.357792496658838) translate (8.045cm 10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9.494cm" svg:y1="12.529cm" svg:x2="8.654cm" svg:y2="10.281cm">
          <text:p/>
        </draw:line>
        <draw:line draw:style-name="gr2" draw:text-style-name="P1" draw:layer="layout" svg:x1="8.3cm" svg:y1="10.81cm" svg:x2="3.6cm" svg:y2="10.81cm">
          <text:p/>
        </draw:line>
        <draw:line draw:style-name="gr2" draw:text-style-name="P1" draw:layer="layout" svg:x1="8.3cm" svg:y1="10.11cm" svg:x2="3.6cm" svg:y2="10.11cm">
          <text:p/>
        </draw:line>
        <draw:custom-shape draw:style-name="gr1" draw:text-style-name="P1" draw:layer="layout" svg:width="0.4cm" svg:height="1.5cm" svg:x="3.198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199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199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1" draw:layer="layout" svg:width="6.658cm" svg:height="0.938cm" draw:transform="rotate (2.43927216258727) translate (9.74196665146236cm 15.2049091988605cm)" svg:viewBox="0 0 6659 939" draw:points="0,399 1703,399 2020,0 2449,816 2866,70 3294,887 3647,64 4075,881 4351,123 4780,939 5097,540 6659,528">
          <text:p/>
        </draw:polyline>
        <draw:line draw:style-name="gr2" draw:text-style-name="P1" draw:layer="layout" svg:x1="9.298cm" svg:y1="15.7cm" svg:x2="9.598cm" svg:y2="15.1cm">
          <text:p/>
        </draw:line>
        <draw:line draw:style-name="gr2" draw:text-style-name="P1" draw:layer="layout" svg:x1="9.298cm" svg:y1="15.7cm" svg:x2="9.898cm" svg:y2="15.7cm">
          <text:p/>
        </draw:line>
        <draw:line draw:style-name="gr2" draw:text-style-name="P1" draw:layer="layout" svg:x1="9.298cm" svg:y1="15.7cm" svg:x2="9.598cm" svg:y2="15.1cm">
          <text:p/>
        </draw:line>
        <draw:line draw:style-name="gr2" draw:text-style-name="P1" draw:layer="layout" svg:x1="9.298cm" svg:y1="15.7cm" svg:x2="9.898cm" svg:y2="15.7cm">
          <text:p/>
        </draw:line>
        <draw:line draw:style-name="gr2" draw:text-style-name="P1" draw:layer="layout" svg:x1="10.498cm" svg:y1="15.7cm" svg:x2="10.198cm" svg:y2="15.1cm">
          <text:p/>
        </draw:line>
        <draw:line draw:style-name="gr2" draw:text-style-name="P1" draw:layer="layout" svg:x1="10.498cm" svg:y1="15.7cm" svg:x2="9.898cm" svg:y2="15.7cm">
          <text:p/>
        </draw:line>
        <draw:line draw:style-name="gr2" draw:text-style-name="P1" draw:layer="layout" svg:x1="6.098cm" svg:y1="15.7cm" svg:x2="6.398cm" svg:y2="15.1cm">
          <text:p/>
        </draw:line>
        <draw:line draw:style-name="gr2" draw:text-style-name="P1" draw:layer="layout" svg:x1="6.098cm" svg:y1="15.7cm" svg:x2="6.698cm" svg:y2="15.7cm">
          <text:p/>
        </draw:line>
        <draw:line draw:style-name="gr2" draw:text-style-name="P1" draw:layer="layout" svg:x1="6.098cm" svg:y1="15.7cm" svg:x2="6.398cm" svg:y2="15.1cm">
          <text:p/>
        </draw:line>
        <draw:line draw:style-name="gr2" draw:text-style-name="P1" draw:layer="layout" svg:x1="6.098cm" svg:y1="15.7cm" svg:x2="6.698cm" svg:y2="15.7cm">
          <text:p/>
        </draw:line>
        <draw:line draw:style-name="gr2" draw:text-style-name="P1" draw:layer="layout" svg:x1="7.298cm" svg:y1="15.7cm" svg:x2="6.998cm" svg:y2="15.1cm">
          <text:p/>
        </draw:line>
        <draw:line draw:style-name="gr2" draw:text-style-name="P1" draw:layer="layout" svg:x1="7.298cm" svg:y1="15.7cm" svg:x2="6.698cm" svg:y2="15.7cm">
          <text:p/>
        </draw:line>
        <draw:line draw:style-name="gr2" draw:text-style-name="P1" draw:layer="layout" svg:x1="5.198cm" svg:y1="15.8cm" svg:x2="11.298cm" svg:y2="15.8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10.499cm" svg:y1="15.7cm" svg:x2="10.199cm" svg:y2="15.1cm">
          <text:p/>
        </draw:line>
        <draw:line draw:style-name="gr2" draw:text-style-name="P1" draw:layer="layout" svg:x1="10.499cm" svg:y1="15.7cm" svg:x2="9.8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7.299cm" svg:y1="15.7cm" svg:x2="6.999cm" svg:y2="15.1cm">
          <text:p/>
        </draw:line>
        <draw:line draw:style-name="gr2" draw:text-style-name="P1" draw:layer="layout" svg:x1="7.299cm" svg:y1="15.7cm" svg:x2="6.6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9.299cm" svg:y1="15.7cm" svg:x2="9.599cm" svg:y2="15.1cm">
          <text:p/>
        </draw:line>
        <draw:line draw:style-name="gr2" draw:text-style-name="P1" draw:layer="layout" svg:x1="9.299cm" svg:y1="15.7cm" svg:x2="9.899cm" svg:y2="15.7cm">
          <text:p/>
        </draw:line>
        <draw:line draw:style-name="gr2" draw:text-style-name="P1" draw:layer="layout" svg:x1="10.499cm" svg:y1="15.7cm" svg:x2="10.199cm" svg:y2="15.1cm">
          <text:p/>
        </draw:line>
        <draw:line draw:style-name="gr2" draw:text-style-name="P1" draw:layer="layout" svg:x1="10.499cm" svg:y1="15.7cm" svg:x2="9.8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6.099cm" svg:y1="15.7cm" svg:x2="6.399cm" svg:y2="15.1cm">
          <text:p/>
        </draw:line>
        <draw:line draw:style-name="gr2" draw:text-style-name="P1" draw:layer="layout" svg:x1="6.099cm" svg:y1="15.7cm" svg:x2="6.699cm" svg:y2="15.7cm">
          <text:p/>
        </draw:line>
        <draw:line draw:style-name="gr2" draw:text-style-name="P1" draw:layer="layout" svg:x1="7.299cm" svg:y1="15.7cm" svg:x2="6.999cm" svg:y2="15.1cm">
          <text:p/>
        </draw:line>
        <draw:line draw:style-name="gr2" draw:text-style-name="P1" draw:layer="layout" svg:x1="7.299cm" svg:y1="15.7cm" svg:x2="6.699cm" svg:y2="15.7cm">
          <text:p/>
        </draw:line>
        <draw:line draw:style-name="gr2" draw:text-style-name="P1" draw:layer="layout" svg:x1="9.3cm" svg:y1="15.7cm" svg:x2="9.6cm" svg:y2="15.1cm">
          <text:p/>
        </draw:line>
        <draw:line draw:style-name="gr2" draw:text-style-name="P1" draw:layer="layout" svg:x1="9.3cm" svg:y1="15.7cm" svg:x2="9.9cm" svg:y2="15.7cm">
          <text:p/>
        </draw:line>
        <draw:line draw:style-name="gr2" draw:text-style-name="P1" draw:layer="layout" svg:x1="9.3cm" svg:y1="15.7cm" svg:x2="9.6cm" svg:y2="15.1cm">
          <text:p/>
        </draw:line>
        <draw:line draw:style-name="gr2" draw:text-style-name="P1" draw:layer="layout" svg:x1="9.3cm" svg:y1="15.7cm" svg:x2="9.9cm" svg:y2="15.7cm">
          <text:p/>
        </draw:line>
        <draw:line draw:style-name="gr2" draw:text-style-name="P1" draw:layer="layout" svg:x1="10.5cm" svg:y1="15.7cm" svg:x2="10.2cm" svg:y2="15.1cm">
          <text:p/>
        </draw:line>
        <draw:line draw:style-name="gr2" draw:text-style-name="P1" draw:layer="layout" svg:x1="10.5cm" svg:y1="15.7cm" svg:x2="9.9cm" svg:y2="15.7cm">
          <text:p/>
        </draw:line>
        <draw:line draw:style-name="gr2" draw:text-style-name="P1" draw:layer="layout" svg:x1="6.1cm" svg:y1="15.7cm" svg:x2="6.4cm" svg:y2="15.1cm">
          <text:p/>
        </draw:line>
        <draw:line draw:style-name="gr2" draw:text-style-name="P1" draw:layer="layout" svg:x1="6.1cm" svg:y1="15.7cm" svg:x2="6.7cm" svg:y2="15.7cm">
          <text:p/>
        </draw:line>
        <draw:line draw:style-name="gr2" draw:text-style-name="P1" draw:layer="layout" svg:x1="6.1cm" svg:y1="15.7cm" svg:x2="6.4cm" svg:y2="15.1cm">
          <text:p/>
        </draw:line>
        <draw:line draw:style-name="gr2" draw:text-style-name="P1" draw:layer="layout" svg:x1="6.1cm" svg:y1="15.7cm" svg:x2="6.7cm" svg:y2="15.7cm">
          <text:p/>
        </draw:line>
        <draw:line draw:style-name="gr2" draw:text-style-name="P1" draw:layer="layout" svg:x1="7.3cm" svg:y1="15.7cm" svg:x2="7cm" svg:y2="15.1cm">
          <text:p/>
        </draw:line>
        <draw:line draw:style-name="gr2" draw:text-style-name="P1" draw:layer="layout" svg:x1="7.3cm" svg:y1="15.7cm" svg:x2="6.7cm" svg:y2="15.7cm">
          <text:p/>
        </draw:line>
        <draw:line draw:style-name="gr2" draw:text-style-name="P1" draw:layer="layout" svg:x1="5.505cm" svg:y1="12.871cm" svg:x2="6.345cm" svg:y2="15.119cm">
          <text:p/>
        </draw:line>
        <draw:custom-shape draw:style-name="gr1" draw:text-style-name="P1" draw:layer="layout" svg:width="0.8cm" svg:height="0.7cm" draw:transform="rotate (0.357792496658838) translate (6.206cm 14.744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6.255cm" svg:y1="12.591cm" svg:x2="7.095cm" svg:y2="14.839cm">
          <text:p/>
        </draw:line>
        <draw:line draw:style-name="gr2" draw:text-style-name="P1" draw:layer="layout" svg:x1="5.505cm" svg:y1="12.871cm" svg:x2="4.665cm" svg:y2="10.623cm">
          <text:p/>
        </draw:line>
        <draw:custom-shape draw:style-name="gr1" draw:text-style-name="P1" draw:layer="layout" svg:width="0.8cm" svg:height="0.7cm" draw:transform="rotate (-0.357792496658838) translate (4.751cm 10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6.254cm" svg:y1="12.591cm" svg:x2="5.414cm" svg:y2="10.343cm">
          <text:p/>
        </draw:line>
        <draw:line draw:style-name="gr2" draw:text-style-name="P1" draw:layer="layout" svg:x1="8.745cm" svg:y1="12.809cm" svg:x2="9.585cm" svg:y2="15.057cm">
          <text:p/>
        </draw:line>
        <draw:custom-shape draw:style-name="gr1" draw:text-style-name="P1" draw:layer="layout" svg:width="0.8cm" svg:height="0.7cm" draw:transform="rotate (0.357792496658838) translate (9.446cm 14.682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9.495cm" svg:y1="12.529cm" svg:x2="10.335cm" svg:y2="14.777cm">
          <text:p/>
        </draw:line>
        <draw:line draw:style-name="gr2" draw:text-style-name="P1" draw:layer="layout" svg:x1="8.745cm" svg:y1="12.809cm" svg:x2="7.905cm" svg:y2="10.561cm">
          <text:p/>
        </draw:line>
        <draw:custom-shape draw:style-name="gr1" draw:text-style-name="P1" draw:layer="layout" svg:width="0.8cm" svg:height="0.7cm" draw:transform="rotate (-0.357792496658838) translate (8.045cm 10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9.494cm" svg:y1="12.529cm" svg:x2="8.654cm" svg:y2="10.281cm">
          <text:p/>
        </draw:line>
        <draw:line draw:style-name="gr2" draw:text-style-name="P1" draw:layer="layout" svg:x1="8.3cm" svg:y1="10.81cm" svg:x2="3.6cm" svg:y2="10.81cm">
          <text:p/>
        </draw:line>
        <draw:line draw:style-name="gr2" draw:text-style-name="P1" draw:layer="layout" svg:x1="8.3cm" svg:y1="10.11cm" svg:x2="3.6cm" svg:y2="10.11cm">
          <text:p/>
        </draw:line>
        <draw:custom-shape draw:style-name="gr1" draw:text-style-name="P1" draw:layer="layout" svg:width="0.4cm" svg:height="1.5cm" svg:x="3.198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199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199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1.5cm" svg:x="3.2cm" svg:y="9.7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" draw:text-style-name="P1" draw:layer="layout" svg:width="6.658cm" svg:height="0.938cm" draw:transform="rotate (2.43927216258727) translate (9.74196665146236cm 15.2049091988605cm)" svg:viewBox="0 0 6659 939" draw:points="0,399 1703,399 2020,0 2449,816 2866,70 3294,887 3647,64 4075,881 4351,123 4780,939 5097,540 6659,528">
          <text:p/>
        </draw:polyline>
        <draw:line draw:style-name="gr5" draw:text-style-name="P1" draw:layer="layout" svg:x1="1.8cm" svg:y1="1.9cm" svg:x2="15.9cm" svg:y2="2cm">
          <text:p/>
        </draw:line>
        <draw:line draw:style-name="gr6" draw:text-style-name="P1" draw:layer="layout" svg:x1="7.2cm" svg:y1="4.2cm" svg:x2="7.2cm" svg:y2="2cm">
          <text:p/>
        </draw:line>
        <draw:line draw:style-name="gr6" draw:text-style-name="P1" draw:layer="layout" svg:x1="3.2cm" svg:y1="11.2cm" svg:x2="3.2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4:29:29.194334976</meta:creation-date>
    <dc:date>2016-07-17T15:03:23.644470169</dc:date>
    <meta:editing-duration>PT18M56S</meta:editing-duration>
    <meta:editing-cycles>4</meta:editing-cycles>
    <meta:generator>LibreOffice/4.2.8.2$Linux_X86_64 LibreOffice_project/420m0$Build-2</meta:generator>
    <meta:document-statistic meta:object-count="294"/>
  </office:meta>
</office:document-meta>
</file>